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Poppins" svg:font-family="Poppi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Poppins" officeooo:rsid="001e9f9d" officeooo:paragraph-rsid="001e9f9d"/>
    </style:style>
    <style:style style:name="P2" style:family="paragraph" style:parent-style-name="Standard" style:list-style-name="L1">
      <style:paragraph-properties>
        <style:tab-stops>
          <style:tab-stop style:position="15.637cm"/>
        </style:tab-stops>
      </style:paragraph-properties>
      <style:text-properties fo:color="#000000" loext:opacity="100%" style:font-name="Poppins" officeooo:rsid="001e9f9d" officeooo:paragraph-rsid="001e9f9d" fo:background-color="#ffd5f9"/>
    </style:style>
    <style:style style:name="P3" style:family="paragraph" style:parent-style-name="Standard" style:list-style-name="L1">
      <style:text-properties style:font-name="Poppins" officeooo:rsid="001e9f9d" officeooo:paragraph-rsid="001e9f9d" fo:background-color="#ffd5f9"/>
    </style:style>
    <style:style style:name="P4" style:family="paragraph" style:parent-style-name="Standard" style:list-style-name="L1">
      <style:text-properties style:font-name="Poppins" officeooo:rsid="001e9f9d" officeooo:paragraph-rsid="001e9f9d" fo:background-color="#ffd5f9"/>
    </style:style>
    <style:style style:name="P5" style:family="paragraph" style:parent-style-name="Standard" style:list-style-name="L1">
      <style:text-properties style:font-name="Poppins" officeooo:rsid="001ebc30" officeooo:paragraph-rsid="001ebc30" fo:background-color="#ffd5f9"/>
    </style:style>
    <style:style style:name="P6" style:family="paragraph" style:parent-style-name="Standard" style:list-style-name="L1">
      <style:text-properties style:font-name="Poppins" officeooo:rsid="001ebc30" officeooo:paragraph-rsid="001ebc30" fo:background-color="transparent"/>
    </style:style>
    <style:style style:name="P7" style:family="paragraph" style:parent-style-name="Standard" style:list-style-name="L1">
      <style:text-properties style:font-name="Poppins" officeooo:rsid="001e9f9d" officeooo:paragraph-rsid="001e9f9d" fo:background-color="transparent"/>
    </style:style>
    <style:style style:name="P8" style:family="paragraph" style:parent-style-name="Standard" style:list-style-name="L1">
      <style:text-properties style:font-name="Poppins" officeooo:rsid="001ebc30" officeooo:paragraph-rsid="001ebc30"/>
    </style:style>
    <style:style style:name="P9" style:family="paragraph" style:parent-style-name="Standard" style:list-style-name="L1">
      <style:text-properties style:font-name="Poppins" officeooo:rsid="001e9f9d" officeooo:paragraph-rsid="001e9f9d"/>
    </style:style>
    <style:style style:name="P10" style:family="paragraph" style:parent-style-name="Standard">
      <style:text-properties style:font-name="Poppins" officeooo:rsid="001e9f9d" officeooo:paragraph-rsid="001e9f9d"/>
    </style:style>
    <style:style style:name="P11" style:family="paragraph" style:parent-style-name="Standard" style:list-style-name="L1">
      <style:text-properties style:font-name="Poppins" officeooo:rsid="002e6cdc" officeooo:paragraph-rsid="002e6cdc"/>
    </style:style>
    <style:style style:name="T1" style:family="text">
      <style:text-properties officeooo:rsid="002e6c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LIST – <text:span text:style-name="T1">BACK</text:span></text:p>
      <text:p text:style-name="P1"/>
      <text:list xml:id="list1770359389" text:style-name="L1">
        <text:list-item>
          <text:p text:style-name="P2">LISTE PLAT</text:p>
          <text:list>
            <text:list-item>
              <text:p text:style-name="P3">LISTE PLAT FILLE</text:p>
            </text:list-item>
            <text:list-item>
              <text:p text:style-name="P3">AJOUT PLAT FILLE</text:p>
            </text:list-item>
            <text:list-item>
              <text:p text:style-name="P3">AJOUT PLAT</text:p>
            </text:list-item>
            <text:list-item>
              <text:p text:style-name="P5">Ajout plat à type</text:p>
            </text:list-item>
            <text:list-item>
              <text:p text:style-name="P6">Liste type plat et plat</text:p>
              <text:p text:style-name="P8"/>
            </text:list-item>
          </text:list>
        </text:list-item>
        <text:list-item>
          <text:p text:style-name="P9">LISTE INGREDIENT</text:p>
          <text:list>
            <text:list-item>
              <text:p text:style-name="P9">AJOUT INGREDIENT</text:p>
            </text:list-item>
            <text:list-item>
              <text:p text:style-name="P11">LISTE INGREDIENTS </text:p>
            </text:list-item>
            <text:list-item>
              <text:p text:style-name="P11">MODIFIER INGREDIENTS</text:p>
            </text:list-item>
          </text:list>
          <text:p text:style-name="P9"/>
        </text:list-item>
        <text:list-item>
          <text:p text:style-name="P9">LISTE MALADIE</text:p>
          <text:list>
            <text:list-item>
              <text:p text:style-name="P4">AJOUT MALADIE</text:p>
            </text:list-item>
            <text:list-item>
              <text:p text:style-name="P4">AJOUT MALADIE INGREDIENT</text:p>
            </text:list-item>
            <text:list-item>
              <text:p text:style-name="P4">LISTE MALADIE INGREDIENT</text:p>
            </text:list-item>
            <text:list-item>
              <text:p text:style-name="P7">AJOUT MALADIE PLAT</text:p>
            </text:list-item>
            <text:list-item>
              <text:p text:style-name="P9">LISTE MALADIE PLAT</text:p>
              <text:p text:style-name="P9"/>
            </text:list-item>
          </text:list>
        </text:list-item>
        <text:list-item>
          <text:p text:style-name="P9">LISTE PREFERENCE</text:p>
          <text:list>
            <text:list-item>
              <text:p text:style-name="P9">AJOUT PREFERENCE</text:p>
              <text:p text:style-name="P9"/>
            </text:list-item>
          </text:list>
        </text:list-item>
      </text:list>
      <text:p text:style-name="P1"/>
      <text:p text:style-name="P1"/>
      <text:p text:style-name="P1"/>
      <text:list xml:id="list112948680201704" text:continue-numbering="true" text:style-name="L1">
        <text:list-item>
          <text:list>
            <text:list-header>
              <text:p text:style-name="P9"/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Poppins" svg:font-family="Poppi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1T17:30:02.285000000</meta:creation-date>
    <dc:date>2023-10-04T11:29:47.800000000</dc:date>
    <meta:editing-duration>PT5H34M12S</meta:editing-duration>
    <meta:editing-cycles>5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24" meta:word-count="74" meta:character-count="344" meta:non-whitespace-character-count="310"/>
  </office:meta>
</office:document-meta>
</file>